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7f083" officeooo:paragraph-rsid="0017f083"/>
    </style:style>
    <style:style style:name="P2" style:family="paragraph" style:parent-style-name="Standard">
      <style:text-properties officeooo:rsid="001d4621" officeooo:paragraph-rsid="001d4621"/>
    </style:style>
    <style:style style:name="P3" style:family="paragraph" style:parent-style-name="Standard">
      <style:paragraph-properties fo:line-height="150%"/>
      <style:text-properties officeooo:rsid="001d4621" officeooo:paragraph-rsid="001d4621"/>
    </style:style>
    <style:style style:name="P4" style:family="paragraph" style:parent-style-name="Standard">
      <style:text-properties fo:font-weight="bold" officeooo:rsid="0017f083" officeooo:paragraph-rsid="0017f083" style:font-weight-asian="bold" style:font-weight-complex="bold"/>
    </style:style>
    <style:style style:name="P5" style:family="paragraph" style:parent-style-name="Standard">
      <style:text-properties fo:font-weight="normal" officeooo:rsid="0017f083" officeooo:paragraph-rsid="0017f083" style:font-weight-asian="normal" style:font-weight-complex="normal"/>
    </style:style>
    <style:style style:name="P6" style:family="paragraph" style:parent-style-name="Standard">
      <style:text-properties fo:font-weight="normal" officeooo:rsid="0018b30f" officeooo:paragraph-rsid="0018b30f" style:font-weight-asian="normal" style:font-weight-complex="normal"/>
    </style:style>
    <style:style style:name="P7" style:family="paragraph" style:parent-style-name="Standard">
      <style:text-properties fo:font-weight="normal" officeooo:rsid="0019f526" officeooo:paragraph-rsid="0019f526" style:font-weight-asian="normal" style:font-weight-complex="normal"/>
    </style:style>
    <style:style style:name="T1" style:family="text">
      <style:text-properties officeooo:rsid="001f229b"/>
    </style:style>
    <style:style style:name="T2" style:family="text">
      <style:text-properties officeooo:rsid="002081a3"/>
    </style:style>
    <style:style style:name="T3" style:family="text">
      <style:text-properties officeooo:rsid="0021d555"/>
    </style:style>
    <style:style style:name="T4" style:family="text">
      <style:text-properties officeooo:rsid="00221b43"/>
    </style:style>
    <style:style style:name="T5" style:family="text">
      <style:text-properties officeooo:rsid="0021cfbf"/>
    </style:style>
    <style:style style:name="T6" style:family="text">
      <style:text-properties officeooo:rsid="0022f904"/>
    </style:style>
    <style:style style:name="T7" style:family="text">
      <style:text-properties officeooo:rsid="0021d76d"/>
    </style:style>
    <style:style style:name="T8" style:family="text">
      <style:text-properties officeooo:rsid="0018b30f"/>
    </style:style>
    <style:style style:name="T9" style:family="text">
      <style:text-properties officeooo:rsid="0018bdde"/>
    </style:style>
    <style:style style:name="T10" style:family="text">
      <style:text-properties officeooo:rsid="0019062d"/>
    </style:style>
    <style:style style:name="T11" style:family="text">
      <style:text-properties officeooo:rsid="001a5e17"/>
    </style:style>
    <style:style style:name="T12" style:family="text">
      <style:text-properties officeooo:rsid="001d46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e Harris</text:p>
      <text:p text:style-name="P1"/>
      <text:p text:style-name="P1"/>
      <text:p text:style-name="P2">Prompt 2 (Asgill Affair): </text:p>
      <text:p text:style-name="P2"/>
      <text:p text:style-name="P3"><text:tab/>The Asgill Affair was <text:span text:style-name="T1">a great threat to Washington’s reputation as well as America’</text:span><text:span text:style-name="T2">s </text:span><text:span text:style-name="T1"><text:s/>the whole and if it were to have gone poorly the </text:span><text:span text:style-name="T2">budding</text:span><text:span text:style-name="T1"> United States would have had struggled much greater with earlier foreign relations, </text:span><text:span text:style-name="T3">especially related to the peace talks towards the end of the war.</text:span><text:span text:style-name="T1"> It was incited by the Continental Army Captain Jack Huddy who was, </text:span><text:span text:style-name="T4">realistically,</text:span><text:span text:style-name="T1"> probably not a great guy. Being disowned from the Quakers, which </text:span><text:span text:style-name="T4">is </text:span><text:span text:style-name="T1">not easy. He was a debtor before becoming a captain </text:span><text:span text:style-name="T2">and murdered a Phillip White, a loyalist. This sparked rage from the loyalists who in turn hung Huddy. As Huddy was a captain the colonial army there was a demand for a British soldier of equal rank to be hung.</text:span></text:p>
      <text:p text:style-name="P3"><text:tab/><text:span text:style-name="T2">An important detail of the affair is that while Huddy took a life and that is why he was then killed. Asgill was just unlucky to have been met with his fate. He was chosen at random as no member of the British army in the area was imprisoned for similar reasons as Huddy was. Asgill was a 19 year old wealthy British citizen who had no record of wrongdoings. While there was an initial outcry from the residents of Monmouth New Jersey to get justice for Huddy’s death, </text:span><text:span text:style-name="T4">a belief</text:span><text:span text:style-name="T2"> was built in the public that the </text:span><text:span text:style-name="T5">Asgill </text:span><text:span text:style-name="T4">did</text:span><text:span text:style-name="T5"> not </text:span><text:span text:style-name="T4">deserve to </text:span><text:span text:style-name="T5">be hanged. Part of this was due to the letter campaign of his mother that reached important politcal leaders in </text:span><text:span text:style-name="T4">Europe. The Count de Vergennes</text:span><text:span text:style-name="T5"> then sent letters to Washington indicating that they wanted Asgill spared. In response to this push Washington leaned on the system of checks and balances in government and passed the decision to congress.</text:span></text:p>
      <text:p text:style-name="P3"><text:tab/><text:span text:style-name="T5">Congress decided that Asgill should be released a decision that was seen as merciful. French writer Jean Luois Le Barbier even wrote a play about the event in which Washington was described as virtuous. This decision to spare Asgill had a positive impact on French and American relations which were already very entwined. Although Asgill was in the end spared there affair did not truly end with his release. It was reported to Washington that there were rumors being spread about his imprisonment. Asgill was believe to have said was taunted with a gibbet outside his window, gibbet being a device used to hang people, as well as other insults. This necessitated response from Washington.</text:span></text:p>
      <text:p text:style-name="P3"><text:tab/><text:span text:style-name="T3">Washington then goes on the address the public – </text:span><text:span text:style-name="T6">some letters being</text:span><text:span text:style-name="T3"> published posthumously. He claims that Asgill was offered many freedoms during his imprisonment and was treated quite well. Washington even claimed to expect gratitude for his treatment. In all fairness though, it is hard to imagine one with the threat of death over their head to be grateful for such things. While Asgill may not have been satisfied, the American public, generally, </text:span><text:span text:style-name="T6">and French diplomats</text:span><text:span text:style-name="T3"> accepted the affair as well </text:span><text:soft-page-break/><text:span text:style-name="T3">handled. Washington’s reputation </text:span><text:span text:style-name="T6">then, is </text:span><text:span text:style-name="T3">much better than if Asgill had been executed. If the alternative was chosen the revolution may have dragged on and the early United States would have gone on a much different path.</text:span></text:p>
      <text:p text:style-name="P3"><text:tab/><text:span text:style-name="T3">The Asgill Affair marks an early American controversy. A leader was tested not in battle but in ability to make the right and moral call towards the end of a war. This was the hitch in the transition for the United States into having true status as a nation and eventually a great powerhouse on the world stage. </text:span><text:span text:style-name="T7">It is also a reminder of blood for blood that started the American Revolution, here it is quite clear who fired first, that being Huddy, but escalations such as those in Lexington and Concord or the Boston Massacre put thirst in the American heart for blood to equal their own and to gain independence. The shift to spare Asgill may have also indicated a cultural shift away from the violence of the current war. Then again, America has gone to war many times.</text:span></text:p>
      <text:p text:style-name="P3"><text:tab/></text:p>
      <text:p text:style-name="P4">Key Terms:</text:p>
      <text:p text:style-name="P5"/>
      <text:p text:style-name="P5">War of 1812: </text:p>
      <text:p text:style-name="P5">- <text:span text:style-name="T8">Who: American and British Armies</text:span></text:p>
      <text:p text:style-name="P5">- <text:span text:style-name="T8">What: Tensions between Britain and US due to impressment, trade restrictions, and American desire for expansions/conflict with Indians due to this expansion led to a military conflict culminating in the burning down of the US Capital.</text:span></text:p>
      <text:p text:style-name="P5">- <text:span text:style-name="T8">When: 1812-1814</text:span></text:p>
      <text:p text:style-name="P5">- <text:span text:style-name="T8">Where: In the Early United </text:span><text:span text:style-name="T9">St</text:span><text:span text:style-name="T8">ates</text:span></text:p>
      <text:p text:style-name="P5">- <text:span text:style-name="T8">Why/Broader Significance: Why </text:span><text:span text:style-name="T9">e</text:span><text:span text:style-name="T8">xp</text:span><text:span text:style-name="T9">l</text:span><text:span text:style-name="T8">ained in “what” section. Broader significance despite not really doing so well the battle of New Orleans promoted nationalism in the States leading to a strong push for American expansion.</text:span></text:p>
      <text:p text:style-name="P5"/>
      <text:p text:style-name="P6">Lexington and Concord: </text:p>
      <text:p text:style-name="P6">- <text:span text:style-name="T9">Who: Minutemen Militia of Massachusetts and British standing army</text:span></text:p>
      <text:p text:style-name="P6">- <text:span text:style-name="T9">What: A skirmish between Minutemen and British, “the shot heard round the world” the first kind of battle in the revolutionary war.</text:span></text:p>
      <text:p text:style-name="P6">- <text:span text:style-name="T9">When: The skirmish occurred on 4/17/1775.</text:span></text:p>
      <text:p text:style-name="P6">- <text:span text:style-name="T9">Where: Outside an Armory near Lexington and Concord.</text:span></text:p>
      <text:p text:style-name="P6">- <text:s/><text:span text:style-name="T9">Why/Broader Significance: The battle occurred as they assumed that the British troops coming would want to seize the armory. </text:span><text:span text:style-name="T10">The Minutemen only wanted to protest the British seizing the intention was never to skirmish, but the battle was escalated, and it is considered to be the tipping point that initiated the revolutionary war.</text:span></text:p>
      <text:p text:style-name="P6"/>
      <text:p text:style-name="P7">The Revolutionary War:</text:p>
      <text:p text:style-name="P7">- Who: British Colonists in America and British mainland</text:p>
      <text:p text:style-name="P7">- What: It was a war between the colonists and mainland for independence due to different expectations and dissatisfaction with how the colonists were treated.</text:p>
      <text:p text:style-name="P7">- When: The Revolutionary War was waged <text:span text:style-name="T11">1775 through 1783,</text:span><text:span text:style-name="T1"> although formal independence was gained in 1781.</text:span></text:p>
      <text:p text:style-name="P7"><text:soft-page-break/>- <text:span text:style-name="T11">Where: The Revolutionary War took place in the 13 colonies of the American territory which became the United States.</text:span></text:p>
      <text:p text:style-name="P7">- <text:span text:style-name="T11">Why/Broader Significance: There was a feeling that the colonists were not treated with the respect that a British citizen deserved. There were taxation and quartering laws that led to dissatisfaction in the colonies as well as the tension that results from a standing army in the colonies. Whig ideology also played a large part in getting the people against British military presence in the colonies. The result of this war is the independence of the United States. This revolutionary mindset of a strong U.S. may have contributed to the Manifest Destiny ideology and the State’s own expansion onward</text:span><text:span text:style-name="T12">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7T20:01:42.925876417</meta:creation-date>
    <dc:date>2025-04-18T14:32:10.441360482</dc:date>
    <meta:editing-duration>PT13M56S</meta:editing-duration>
    <meta:editing-cycles>6</meta:editing-cycles>
    <meta:generator>LibreOffice/25.2.1.2$Linux_X86_64 LibreOffice_project/520$Build-2</meta:generator>
    <meta:document-statistic meta:table-count="0" meta:image-count="0" meta:object-count="0" meta:page-count="3" meta:paragraph-count="27" meta:word-count="1037" meta:character-count="6107" meta:non-whitespace-character-count="5084"/>
  </office:meta>
</office:document-meta>
</file>